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1b494" officeooo:paragraph-rsid="0001b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2019-7-14</text:h>
      <text:p text:style-name="P1">isAuthenticated 가 token이 생기기전에 먼저 실행되는 문제가 있음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한 강</meta:initial-creator>
    <meta:creation-date>2019-07-14T05:54:33.419416424</meta:creation-date>
    <dc:date>2019-07-14T05:55:29.894912653</dc:date>
    <dc:creator>한 강</dc:creator>
    <meta:editing-duration>PT58S</meta:editing-duration>
    <meta:editing-cycles>1</meta:editing-cycles>
    <meta:document-statistic meta:table-count="0" meta:image-count="0" meta:object-count="0" meta:page-count="1" meta:paragraph-count="2" meta:word-count="21" meta:character-count="54" meta:non-whitespace-character-count="47"/>
    <meta:generator>LibreOffice/6.0.7.3$Linux_X86_64 LibreOffice_project/00m0$Build-3</meta:generator>
  </office:meta>
</office:document-meta>
</file>